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8"/>
        <table:table-column table:style-name="co2" table:default-cell-style-name="Default"/>
        <table:table-column table:style-name="co1" table:number-columns-repeated="1018" table:default-cell-style-name="Default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XP Needed</text:p>
          </table:table-cell>
          <table:table-cell table:style-name="ce1" office:value-type="string">
            <text:p>Current XP</text:p>
          </table:table-cell>
          <table:table-cell table:style-name="ce1" office:value-type="string">
            <text:p>Next lvl</text:p>
          </table:table-cell>
          <table:table-cell table:style-name="ce1" office:value-type="string">
            <text:p>lvl</text:p>
          </table:table-cell>
          <table:table-cell table:style-name="ce1" office:value-type="string">
            <text:p>Class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>
            <text:p>Vehmaard</text:p>
          </table:table-cell>
          <table:table-cell table:style-name="ce5" table:formula="of:=[.D2]-[.C2]" office:value-type="float" office:value="269538">
            <text:p>269538</text:p>
          </table:table-cell>
          <table:table-cell table:style-name="ce5" office:value-type="float" office:value="1930462">
            <text:p>1930462</text:p>
          </table:table-cell>
          <table:table-cell table:style-name="ce5" office:value-type="float" office:value="2200000">
            <text:p>2200000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Geomancer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ah Kahr</text:p>
          </table:table-cell>
          <table:table-cell table:formula="of:=[.D3]-[.C3]" office:value-type="float" office:value="209946">
            <text:p>209946</text:p>
          </table:table-cell>
          <table:table-cell office:value-type="float" office:value="9620054">
            <text:p>9620054</text:p>
          </table:table-cell>
          <table:table-cell office:value-type="float" office:value="9830000">
            <text:p>9830000</text:p>
          </table:table-cell>
          <table:table-cell office:value-type="float" office:value="36">
            <text:p>36</text:p>
          </table:table-cell>
          <table:table-cell table:style-name="ce11" office:value-type="string">
            <text:p>Monk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Uoach</text:p>
          </table:table-cell>
          <table:table-cell table:formula="of:=[.D4]-[.C4]" office:value-type="float" office:value="2980946">
            <text:p>2980946</text:p>
          </table:table-cell>
          <table:table-cell office:value-type="float" office:value="6419054">
            <text:p>6419054</text:p>
          </table:table-cell>
          <table:table-cell office:value-type="float" office:value="9400000">
            <text:p>9400000</text:p>
          </table:table-cell>
          <table:table-cell office:value-type="float" office:value="35">
            <text:p>35</text:p>
          </table:table-cell>
          <table:table-cell table:style-name="ce11" office:value-type="string">
            <text:p>Hunter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Cobble</text:p>
          </table:table-cell>
          <table:table-cell table:formula="of:=[.D5]-[.C5]" office:value-type="float" office:value="119101">
            <text:p>119101</text:p>
          </table:table-cell>
          <table:table-cell office:value-type="float" office:value="9680899">
            <text:p>9680899</text:p>
          </table:table-cell>
          <table:table-cell office:value-type="float" office:value="9800000">
            <text:p>9800000</text:p>
          </table:table-cell>
          <table:table-cell office:value-type="float" office:value="36">
            <text:p>36</text:p>
          </table:table-cell>
          <table:table-cell table:style-name="ce11" office:value-type="string">
            <text:p>Bard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Kahl</text:p>
          </table:table-cell>
          <table:table-cell table:formula="of:=[.D6]-[.C6]" office:value-type="float" office:value="268398">
            <text:p>268398</text:p>
          </table:table-cell>
          <table:table-cell office:value-type="float" office:value="3931602">
            <text:p>3931602</text:p>
          </table:table-cell>
          <table:table-cell office:value-type="float" office:value="4200000">
            <text:p>4200000</text:p>
          </table:table-cell>
          <table:table-cell office:value-type="float" office:value="15">
            <text:p>15</text:p>
          </table:table-cell>
          <table:table-cell table:style-name="ce11" office:value-type="string">
            <text:p>Chronomancer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Tzaer</text:p>
          </table:table-cell>
          <table:table-cell table:formula="of:=[.D7]-[.C7]" office:value-type="float" office:value="390803">
            <text:p>390803</text:p>
          </table:table-cell>
          <table:table-cell office:value-type="float" office:value="16209197">
            <text:p>16209197</text:p>
          </table:table-cell>
          <table:table-cell office:value-type="float" office:value="16600000">
            <text:p>16600000</text:p>
          </table:table-cell>
          <table:table-cell office:value-type="float" office:value="46">
            <text:p>46</text:p>
          </table:table-cell>
          <table:table-cell table:style-name="ce11" office:value-type="string">
            <text:p>Archmag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Talia</text:p>
          </table:table-cell>
          <table:table-cell table:style-name="ce6" table:formula="of:=[.D8]-[.C8]" office:value-type="float" office:value="335492">
            <text:p>335492</text:p>
          </table:table-cell>
          <table:table-cell table:style-name="ce6" office:value-type="float" office:value="12664508">
            <text:p>12664508</text:p>
          </table:table-cell>
          <table:table-cell table:style-name="ce6" office:value-type="float" office:value="13000000">
            <text:p>13000000</text:p>
          </table:table-cell>
          <table:table-cell table:style-name="ce9" office:value-type="float" office:value="44">
            <text:p>44</text:p>
          </table:table-cell>
          <table:table-cell table:style-name="ce12" office:value-type="string">
            <text:p>Rogu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MIN([.B2:.B8])" office:value-type="float" office:value="119101">
            <text:p>11910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float" office:value="13000">
            <text:p>13000</text:p>
          </table:table-cell>
          <table:table-cell table:number-columns-repeated="1023"/>
        </table:table-row>
        <table:table-row table:style-name="ro4">
          <table:table-cell office:value-type="float" office:value="10571">
            <text:p>10571</text:p>
          </table:table-cell>
          <table:table-cell table:number-columns-repeated="1023"/>
        </table:table-row>
        <table:table-row table:style-name="ro4">
          <table:table-cell office:value-type="float" office:value="9571">
            <text:p>9571</text:p>
          </table:table-cell>
          <table:table-cell table:number-columns-repeated="1023"/>
        </table:table-row>
        <table:table-row table:style-name="ro4">
          <table:table-cell office:value-type="float" office:value="3157">
            <text:p>3157</text:p>
          </table:table-cell>
          <table:table-cell table:number-columns-repeated="1023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formula="of:=SUM([.A11:.A35])" office:value-type="float" office:value="36299">
            <text:p>36299</text:p>
          </table:table-cell>
          <table:table-cell table:formula="of:=[.B10]-[.A36]" office:value-type="float" office:value="82802">
            <text:p>82802</text:p>
          </table:table-cell>
          <table:table-cell table:number-columns-repeated="1022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rt Galloway</meta:initial-creator>
    <meta:creation-date>2015-11-23T16:00:28</meta:creation-date>
    <dc:date>2015-11-27T16:40:01</dc:date>
    <dc:creator>Curt Galloway</dc:creator>
    <meta:editing-duration>PT3H43M58S</meta:editing-duration>
    <meta:editing-cycles>5</meta:editing-cycles>
    <meta:generator>LibreOffice/3.5$Linux_X86_64 LibreOffice_project/350m1$Build-413</meta:generator>
    <meta:document-statistic meta:table-count="3" meta:cell-count="55" meta:object-count="0"/>
  </office:meta>
</office:document-meta>
</file>